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4832f" officeooo:paragraph-rsid="0014832f"/>
    </style:style>
    <style:style style:name="P2" style:family="paragraph" style:parent-style-name="Heading_20_2">
      <style:text-properties officeooo:paragraph-rsid="0014832f"/>
    </style:style>
    <style:style style:name="P3" style:family="paragraph" style:parent-style-name="Heading_20_4">
      <style:text-properties officeooo:rsid="0014832f" officeooo:paragraph-rsid="0014832f"/>
    </style:style>
    <style:style style:name="P4" style:family="paragraph" style:parent-style-name="Heading_20_5">
      <style:text-properties officeooo:rsid="0014832f" officeooo:paragraph-rsid="0014832f"/>
    </style:style>
    <style:style style:name="P5" style:family="paragraph" style:parent-style-name="Standard">
      <style:text-properties officeooo:rsid="0014832f" officeooo:paragraph-rsid="0014832f"/>
    </style:style>
    <style:style style:name="P6" style:family="paragraph" style:parent-style-name="Text_20_body">
      <style:text-properties officeooo:rsid="0014832f" officeooo:paragraph-rsid="0014832f"/>
    </style:style>
    <style:style style:name="P7" style:family="paragraph" style:parent-style-name="Text_20_body">
      <style:text-properties officeooo:paragraph-rsid="0014832f"/>
    </style:style>
    <style:style style:name="P8" style:family="paragraph" style:parent-style-name="Text_20_body">
      <style:text-properties officeooo:rsid="001780de" officeooo:paragraph-rsid="001780de"/>
    </style:style>
    <style:style style:name="T1" style:family="text">
      <style:text-properties officeooo:rsid="0014832f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4832f"/>
    </style:style>
    <style:style style:name="T4" style:family="text">
      <style:text-properties officeooo:rsid="001780de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ternal contributions on GitHub (2022, Seanpm2001)</text:h>
      <text:p text:style-name="P5"><draw:frame draw:style-name="fr1" draw:name="Object1" text:anchor-type="char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The chart is currently broken, LibreOffice makes it really complicated. I don’t know how to enter values, I tried for over 20 minutes today. I will have to get into research another time.</text:p>
      <text:h text:style-name="P2" text:outline-level="2">Total external contributions:</text:h>
      <text:h text:style-name="Heading_20_3" text:outline-level="3">Republic of India: 2x 🇮🇳️</text:h>
      <text:p text:style-name="P5">1. <text:a xlink:type="simple" xlink:href="https://github.com/GaurPeeyush/" text:style-name="Internet_20_link" text:visited-style-name="Visited_20_Internet_20_Link">@GaurPeeyush</text:a> (1 contribution) type: graphic design (low level submission)</text:p>
      <text:p text:style-name="P5">2. <text:a xlink:type="simple" xlink:href="https://github.com/Qamberhasnain/" text:style-name="Internet_20_link" text:visited-style-name="Visited_20_Internet_20_Link">@QamberHasnain</text:a> (1 contribution) type: graphic design (high level submission)</text:p>
      <text:h text:style-name="Heading_20_3" text:outline-level="3">Republic of Turkey: 1x 🇹🇷️</text:h>
      <text:p text:style-name="P5">1. <text:a xlink:type="simple" xlink:href="https://github.com/Indatawetrust/" text:style-name="Internet_20_link" text:visited-style-name="Visited_20_Internet_20_Link">@InDataWeTrust</text:a> (1 contribution) type: typo fix (low level edit)</text:p>
      <text:h text:style-name="P3" text:outline-level="4">Notes</text:h>
      <text:p text:style-name="P6">The lists are sorted in A-Z order of the time of contribution.</text:p>
      <text:p text:style-name="P8">The contribution type here is for pull requests only at the moment.</text:p>
      <text:h text:style-name="P4" text:outline-level="5">File info</text:h>
      <text:p text:style-name="P7"><text:span text:style-name="T1">File version: 1 (2022, Sunday, May 1</text:span><text:span text:style-name="T3">st</text:span><text:span text:style-name="T1"> at 1</text:span><text:span text:style-name="T4">1:04 </text:span><text:span text:style-name="T1">pm PST)</text:span></text:p>
      <text:p text:style-name="P6">Original file type: OpenOffice Document (*.odt)</text:p>
      <text:p text:style-name="Horizontal_20_Line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16:11:04.552885908</meta:creation-date>
    <dc:date>2022-05-01T23:04:00.756545214</dc:date>
    <meta:editing-duration>PT7M23S</meta:editing-duration>
    <meta:editing-cycles>3</meta:editing-cycles>
    <meta:generator>LibreOffice/6.4.2.2$Linux_X86_64 LibreOffice_project/40$Build-2</meta:generator>
    <meta:document-statistic meta:table-count="0" meta:image-count="0" meta:object-count="1" meta:page-count="1" meta:paragraph-count="14" meta:word-count="126" meta:character-count="782" meta:non-whitespace-character-count="67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122" number:language="en" number:country="US">
      <number:text>.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122">
      <style:chart-properties chart:link-data-style-to-source="false" chart:data-label-number="value" chart:data-label-text="true" chart:data-label-symbol="tru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data-label-number="value-and-percentage" chart:data-label-text="true" chart:data-label-symbol="true"/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fill-color="#004586"/>
    </style:style>
    <style:style style:name="ch13" style:family="chart">
      <style:graphic-properties draw:fill-color="#ffd320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legend chart:legend-position="end" svg:x="14.185cm" svg:y="3.702cm" style:legend-expansion="high" chart:style-name="ch2"/>
        <chart:plot-area chart:style-name="ch3" chart:data-source-has-labels="both" svg:x="0.319cm" svg:y="0.179cm" svg:width="13.547cm" svg:height="8.64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1.04cm" svg:width="11.535cm" svg:height="6.91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12"/>
            <chart:data-point chart:style-name="ch9"/>
            <chart:data-point chart:style-name="ch13"/>
          </chart:series>
          <chart:series chart:style-name="ch14" chart:values-cell-range-address="local-table.$D$2:.$D$4" chart:label-cell-address="local-table.$D$1" chart:class="chart:circle">
            <chart:data-point chart:style-name="ch12"/>
            <chart:data-point chart:style-name="ch9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India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